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ccount Name</text:p>
          </table:table-cell>
          <table:table-cell office:value-type="string">
            <text:p>File Name</text:p>
          </table:table-cell>
        </table:table-row>
        <table:table-row table:style-name="ro2">
          <table:table-cell office:value-type="string">
            <text:p>Cash Record</text:p>
          </table:table-cell>
          <table:table-cell office:value-type="string">
            <text:p>Cash_record.ods</text:p>
          </table:table-cell>
        </table:table-row>
        <table:table-row table:style-name="ro2">
          <table:table-cell office:value-type="string">
            <text:p>Consumables</text:p>
          </table:table-cell>
          <table:table-cell office:value-type="string">
            <text:p>Consumables.ods</text:p>
          </table:table-cell>
        </table:table-row>
        <table:table-row table:style-name="ro2">
          <table:table-cell office:value-type="string">
            <text:p>Lucknow Marbles Bank Account</text:p>
          </table:table-cell>
          <table:table-cell office:value-type="string">
            <text:p>Lucknowmarbles Bank Account.ods</text:p>
          </table:table-cell>
        </table:table-row>
        <table:table-row table:style-name="ro2">
          <table:table-cell office:value-type="string">
            <text:p>Sale</text:p>
          </table:table-cell>
          <table:table-cell office:value-type="string">
            <text:p>Sale.ods</text:p>
          </table:table-cell>
        </table:table-row>
        <table:table-row table:style-name="ro2">
          <table:table-cell office:value-type="string">
            <text:p>Salry</text:p>
          </table:table-cell>
          <table:table-cell office:value-type="string">
            <text:p>Salry.ods</text:p>
          </table:table-cell>
        </table:table-row>
        <table:table-row table:style-name="ro2">
          <table:table-cell office:value-type="string">
            <text:p>Stock</text:p>
          </table:table-cell>
          <table:table-cell office:value-type="string">
            <text:p>Stock.ods</text:p>
          </table:table-cell>
        </table:table-row>
        <table:table-row table:style-name="ro2">
          <table:table-cell office:value-type="string">
            <text:p>Utilities</text:p>
          </table:table-cell>
          <table:table-cell office:value-type="string">
            <text:p>Utilities.ods</text:p>
          </table:table-cell>
        </table:table-row>
        <table:table-row table:style-name="ro2">
          <table:table-cell office:value-type="string">
            <text:p>LMI</text:p>
          </table:table-cell>
          <table:table-cell office:value-type="string">
            <text:p>LMI.ods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8/12/2020</text:date>, <text:time>19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t Agrawal</meta:initial-creator>
    <meta:creation-date>2020-12-28T19:15:01</meta:creation-date>
    <dc:date>2020-12-28T19:31:15</dc:date>
    <dc:creator>Pranat Agrawal</dc:creator>
    <meta:editing-duration>PT16M15S</meta:editing-duration>
    <meta:editing-cycles>2</meta:editing-cycles>
    <meta:generator>OpenOffice/4.1.8$Unix OpenOffice.org_project/418m3$Build-9803</meta:generator>
    <meta:document-statistic meta:table-count="3" meta:cell-count="18" meta:object-count="0"/>
  </office:meta>
</office:document-meta>
</file>